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paragraph-properties fo:text-align="center" style:justify-single-word="false"/>
      <style:text-properties style:font-name="DejaVu Sans Mono"/>
    </style:style>
    <style:style style:name="P4" style:family="paragraph" style:parent-style-name="Standard">
      <style:text-properties style:font-name="DejaVu Sans Mono" officeooo:paragraph-rsid="000d5eb1"/>
    </style:style>
    <style:style style:name="P5" style:family="paragraph" style:parent-style-name="Standard">
      <style:text-properties style:font-name="DejaVu Sans Mono" fo:font-weight="bold" style:font-weight-asian="bold"/>
    </style:style>
    <style:style style:name="P6" style:family="paragraph" style:parent-style-name="Standard">
      <style:text-properties style:font-name="DejaVu Sans Mono" officeooo:paragraph-rsid="000015c3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DejaVu Sans Mono"/>
    </style:style>
    <style:style style:name="P8" style:family="paragraph" style:parent-style-name="Standard">
      <style:text-properties style:font-name="DejaVu Sans Mono"/>
    </style:style>
    <style:style style:name="P9" style:family="paragraph" style:parent-style-name="Standard">
      <style:text-properties style:font-name="DejaVu Sans Mono" fo:font-weight="bold" style:font-weight-asian="bold"/>
    </style:style>
    <style:style style:name="P10" style:family="paragraph" style:parent-style-name="Preformatted_20_Text">
      <style:text-properties style:font-name="DejaVu Sans Mon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da6f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1e63b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fda6f"/>
    </style:style>
    <style:style style:name="T7" style:family="text">
      <style:text-properties officeooo:rsid="0011300f"/>
    </style:style>
    <style:style style:name="T8" style:family="text">
      <style:text-properties officeooo:rsid="0011e6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GRAM – </text:span><text:span text:style-name="T2">1</text:span><text:span text:style-name="T3">2</text:span></text:p>
      <text:p text:style-name="P2">/********************************************************************/</text:p>
      <text:p text:style-name="P2">/* Name of the Program : <text:span text:style-name="T8">user period<text:tab/><text:tab/></text:span><text:tab/> <text:s text:c="18"/>*/</text:p>
      <text:p text:style-name="P2">/* Aim <text:s text:c="16"/>: <text:span text:style-name="T8">determines the period for which a specified*/ /* <text:s text:c="22"/>user working on the system<text:tab/><text:tab/> <text:s text:c="3"/></text:span><text:s text:c="4"/>*/ <text:s text:c="33"/></text:p>
      <text:p text:style-name="P2">/* Author <text:s text:c="13"/>: <text:span text:style-name="T8">Phebe John <text:s/></text:span><text:s text:c="31"/>*/</text:p>
      <text:p text:style-name="P2">/* Date Written <text:s text:c="7"/>: <text:span text:style-name="T6">01</text:span>.0<text:span text:style-name="T6">2</text:span>.2018 <text:s text:c="32"/>*/</text:p>
      <text:p text:style-name="P2"><text:span text:style-name="T5">/</text:span>********************************************************************<text:span text:style-name="T5">/</text:span></text:p>
      <text:p text:style-name="P3"/>
      <text:p text:style-name="P2">/********************************************************************/</text:p>
      <text:p text:style-name="P2">/* <text:span text:style-name="T4">PROGRAM: <text:s text:c="56"/></text:span>*/</text:p>
      <text:p text:style-name="P5"><text:tab/></text:p>
      <text:p text:style-name="P1">echo "Enter the user name :"</text:p>
      <text:p text:style-name="P1">read usr</text:p>
      <text:p text:style-name="P1">tuser=`who | tr -s " " | head -1 | cut -d " " -f1`</text:p>
      <text:p text:style-name="P1">if [ "$tuser" = "$usr" ]</text:p>
      <text:p text:style-name="P1">then</text:p>
      <text:p text:style-name="P1">tm=`who | tr -s " " | head -1 | cut -d " " -f4`</text:p>
      <text:p text:style-name="P1">uhr=`echo $tm | cut -d ":" -f1`</text:p>
      <text:p text:style-name="P1">umin=`echo $tm | cut -d ":" -f2`</text:p>
      <text:p text:style-name="P1">shr=`date "+%H"`</text:p>
      <text:p text:style-name="P1">smin=`date "+%M"`</text:p>
      <text:p text:style-name="P1">if [ $smin -lt $umin ]</text:p>
      <text:p text:style-name="P1">then</text:p>
      <text:p text:style-name="P1">shr=`expr $shr - 1`</text:p>
      <text:p text:style-name="P1">smin=`expr $smin + 60`</text:p>
      <text:p text:style-name="P1">fi</text:p>
      <text:p text:style-name="P1">h=`expr $shr - $uhr`</text:p>
      <text:p text:style-name="P1">m=`expr $smin - $umin`</text:p>
      <text:p text:style-name="P1">echo "user name : $usr"</text:p>
      <text:p text:style-name="P1">echo "login period : $h hr : $m min"</text:p>
      <text:p text:style-name="P1">else</text:p>
      <text:p text:style-name="P1">echo "Invalid User"</text:p>
      <text:p text:style-name="P1">fi</text:p>
      <text:p text:style-name="P4">/********************************************************************/</text:p>
      <text:p text:style-name="P4"/>
      <text:p text:style-name="P2">/********************************************************************/</text:p>
      <text:p text:style-name="P2">/* <text:span text:style-name="T5">RESULT :</text:span><text:span text:style-name="T4"> <text:s text:c="56"/></text:span>*/</text:p>
      <text:p text:style-name="P2">/* <text:span text:style-name="T5"><text:s text:c="2"/></text:span><text:span text:style-name="T4"><text:s text:c="63"/></text:span>*/<text:span text:style-name="T4"> <text:s text:c="57"/></text:span><text:s text:c="65"/></text:p>
      <text:p text:style-name="P2">/* The script is executed and the output is verified <text:s text:c="15"/>*/</text:p>
      <text:p text:style-name="P2">/* <text:span text:style-name="T5"><text:s text:c="8"/></text:span><text:span text:style-name="T4"><text:s text:c="57"/></text:span>*/</text:p>
      <text:p text:style-name="P2">/*******************************************************************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********************************************************************/</text:p>
      <text:p text:style-name="P5">OUTPUT: <text:s text:c="57"/></text:p>
      <text:p text:style-name="P2"/>
      <text:p text:style-name="P2">$ ./pgm12.sh </text:p>
      <text:p text:style-name="P2">Enter the user name :</text:p>
      <text:p text:style-name="P2">mca1640</text:p>
      <text:p text:style-name="P2">user name : mca1640</text:p>
      <text:p text:style-name="P2">login period : 1 hr : 47 min </text:p>
      <text:p text:style-name="P6">/********************************************************************/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83</meta:editing-cycles>
    <meta:print-date>2018-03-24T18:15:00</meta:print-date>
    <meta:creation-date>2016-11-01T11:32:00</meta:creation-date>
    <dc:date>2018-03-25T20:09:12.627311883</dc:date>
    <dc:language>en-IN</dc:language>
    <meta:editing-duration>PT2H26M57S</meta:editing-duration>
    <meta:generator>LibreOffice/5.4.2.2$Linux_X86_64 LibreOffice_project/40m0$Build-2</meta:generator>
    <meta:document-statistic meta:table-count="0" meta:image-count="0" meta:object-count="0" meta:page-count="2" meta:paragraph-count="47" meta:word-count="197" meta:character-count="2020" meta:non-whitespace-character-count="12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